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0efd4"/>
    </style:style>
    <style:style style:name="ce3" style:family="table-cell" style:parent-style-name="Default" style:data-style-name="N121">
      <style:table-cell-properties fo:background-color="transparent"/>
    </style:style>
    <style:style style:name="ce4" style:family="table-cell" style:parent-style-name="Default" style:data-style-name="N121">
      <style:table-cell-properties fo:background-color="#e0efd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Title</text:p>
          </table:table-cell>
          <table:table-cell table:style-name="ce1" office:value-type="string" calcext:value-type="string">
            <text:p>Handen heb je om te geven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0.77" calcext:value-type="float">
            <text:p>0.77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00</text:p>
          </table:table-cell>
          <table:table-cell table:formula="of:=6/8" office:value-type="float" office:value="0.75" calcext:value-type="float">
            <text:p>0.7500</text:p>
          </table:table-cell>
          <table:table-cell table:style-name="ce3" table:formula="of:=[.B4]/[.C4]" office:value-type="float" office:value="0.333333333333333" calcext:value-type="float">
            <text:p>0.333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5" calcext:value-type="float">
            <text:p>0.125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4]+[.B5]/[.C5]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0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5]+[.B6]/[.C6]" office:value-type="float" office:value="0.833333333333333" calcext:value-type="float">
            <text:p>0.83333333333333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5" calcext:value-type="float">
            <text:p>0.125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6]+[.B7]/[.C7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25" calcext:value-type="float">
            <text:p>0.250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7]+[.B8]/[.C8]" office:value-type="float" office:value="1.33333333333333" calcext:value-type="float">
            <text:p>1.33333333333333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125" calcext:value-type="float">
            <text:p>0.125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8]+[.B9]/[.C9]" office:value-type="float" office:value="1.5" calcext:value-type="float">
            <text:p>1.5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25" calcext:value-type="float">
            <text:p>0.250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9]+[.B10]/[.C10]" office:value-type="float" office:value="1.83333333333333" calcext:value-type="float">
            <text:p>1.83333333333333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125" calcext:value-type="float">
            <text:p>0.125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10]+[.B11]/[.C11]" office:value-type="float" office:value="2" calcext:value-type="float">
            <text:p>2</text:p>
          </table:table-cell>
          <table:table-cell table:style-name="ce2"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0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11]+[.B12]/[.C12]" office:value-type="float" office:value="2.33333333333333" calcext:value-type="float">
            <text:p>2.3333333333333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5" calcext:value-type="float">
            <text:p>0.125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12]+[.B13]/[.C13]"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0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13]+[.B14]/[.C14]" office:value-type="float" office:value="2.83333333333333" calcext:value-type="float">
            <text:p>2.8333333333333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14]+[.B15]/[.C15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formula="of:=1/8" office:value-type="float" office:value="0.125" calcext:value-type="float">
            <text:p>0.125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15]+[.B16]/[.C16]" office:value-type="float" office:value="3.16666666666667" calcext:value-type="float">
            <text:p>3.16666666666667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1/4" office:value-type="float" office:value="0.25" calcext:value-type="float">
            <text:p>0.250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16]+[.B17]/[.C17]" office:value-type="float" office:value="3.5" calcext:value-type="float">
            <text:p>3.5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formula="of:=3/8" office:value-type="float" office:value="0.375" calcext:value-type="float">
            <text:p>0.375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17]+[.B18]/[.C18]" office:value-type="float" office:value="4" calcext:value-type="float">
            <text:p>4</text:p>
          </table:table-cell>
          <table:table-cell table:style-name="ce2"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0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18]+[.B19]/[.C19]" office:value-type="float" office:value="4.33333333333333" calcext:value-type="float">
            <text:p>4.3333333333333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5" calcext:value-type="float">
            <text:p>0.125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19]+[.B20]/[.C20]" office:value-type="float" office:value="4.5" calcext:value-type="float">
            <text:p>4.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0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20]+[.B21]/[.C21]" office:value-type="float" office:value="4.83333333333333" calcext:value-type="float">
            <text:p>4.8333333333333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5" calcext:value-type="float">
            <text:p>0.125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21]+[.B22]/[.C22]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0.25" calcext:value-type="float">
            <text:p>0.250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22]+[.B23]/[.C23]" office:value-type="float" office:value="5.33333333333333" calcext:value-type="float">
            <text:p>5.33333333333333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0.125" calcext:value-type="float">
            <text:p>0.125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23]+[.B24]/[.C24]" office:value-type="float" office:value="5.5" calcext:value-type="float">
            <text:p>5.5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0.25" calcext:value-type="float">
            <text:p>0.250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24]+[.B25]/[.C25]" office:value-type="float" office:value="5.83333333333333" calcext:value-type="float">
            <text:p>5.83333333333333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0.125" calcext:value-type="float">
            <text:p>0.125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25]+[.B26]/[.C26]" office:value-type="float" office:value="6" calcext:value-type="float">
            <text:p>6</text:p>
          </table:table-cell>
          <table:table-cell table:style-name="ce2"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0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26]+[.B27]/[.C27]" office:value-type="float" office:value="6.33333333333333" calcext:value-type="float">
            <text:p>6.3333333333333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27]+[.B28]/[.C28]" office:value-type="float" office:value="6.5" calcext:value-type="float">
            <text:p>6.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0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28]+[.B29]/[.C29]" office:value-type="float" office:value="6.83333333333333" calcext:value-type="float">
            <text:p>6.8333333333333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5" calcext:value-type="float">
            <text:p>0.125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29]+[.B30]/[.C30]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0.25" calcext:value-type="float">
            <text:p>0.250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30]+[.B31]/[.C31]" office:value-type="float" office:value="7.33333333333333" calcext:value-type="float">
            <text:p>7.33333333333333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1/8" office:value-type="float" office:value="0.125" calcext:value-type="float">
            <text:p>0.125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31]+[.B32]/[.C32]" office:value-type="float" office:value="7.5" calcext:value-type="float">
            <text:p>7.5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formula="of:=3/8" office:value-type="float" office:value="0.375" calcext:value-type="float">
            <text:p>0.3750</text:p>
          </table:table-cell>
          <table:table-cell table:formula="of:=6/8" office:value-type="float" office:value="0.75" calcext:value-type="float">
            <text:p>0.7500</text:p>
          </table:table-cell>
          <table:table-cell table:formula="of:=[.D32]+[.B33]/[.C33]" office:value-type="float" office:value="8" calcext:value-type="float">
            <text:p>8</text:p>
          </table:table-cell>
          <table:table-cell table:style-name="ce2"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00</text:p>
          </table:table-cell>
          <table:table-cell office:value-type="float" office:value="1" calcext:value-type="float">
            <text:p>1.0000</text:p>
          </table:table-cell>
          <table:table-cell table:formula="of:=[.D33]+[.B34]/[.C34]" office:value-type="float" office:value="8.25" calcext:value-type="float">
            <text:p>8.2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/16" office:value-type="float" office:value="0.1875" calcext:value-type="float">
            <text:p>0.1875</text:p>
          </table:table-cell>
          <table:table-cell office:value-type="float" office:value="1" calcext:value-type="float">
            <text:p>1.0000</text:p>
          </table:table-cell>
          <table:table-cell table:formula="of:=[.D34]+[.B35]/[.C35]" office:value-type="float" office:value="8.4375" calcext:value-type="float">
            <text:p>8.437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" calcext:value-type="float">
            <text:p>1.0000</text:p>
          </table:table-cell>
          <table:table-cell table:formula="of:=[.D35]+[.B36]/[.C36]" office:value-type="float" office:value="8.5" calcext:value-type="float">
            <text:p>8.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00</text:p>
          </table:table-cell>
          <table:table-cell office:value-type="float" office:value="1" calcext:value-type="float">
            <text:p>1.0000</text:p>
          </table:table-cell>
          <table:table-cell table:formula="of:=[.D36]+[.B37]/[.C37]" office:value-type="float" office:value="8.75" calcext:value-type="float">
            <text:p>8.7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00</text:p>
          </table:table-cell>
          <table:table-cell office:value-type="float" office:value="1" calcext:value-type="float">
            <text:p>1.0000</text:p>
          </table:table-cell>
          <table:table-cell table:formula="of:=[.D37]+[.B38]/[.C38]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formula="of:=1/8" office:value-type="float" office:value="0.125" calcext:value-type="float">
            <text:p>0.1250</text:p>
          </table:table-cell>
          <table:table-cell table:style-name="ce4" office:value-type="float" office:value="1" calcext:value-type="float">
            <text:p>1.0000</text:p>
          </table:table-cell>
          <table:table-cell table:style-name="ce2" table:formula="of:=[.D38]+[.B39]/[.C39]" office:value-type="float" office:value="9.125" calcext:value-type="float">
            <text:p>9.125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formula="of:=3/8" office:value-type="float" office:value="0.375" calcext:value-type="float">
            <text:p>0.3750</text:p>
          </table:table-cell>
          <table:table-cell table:style-name="ce4" office:value-type="float" office:value="1" calcext:value-type="float">
            <text:p>1.0000</text:p>
          </table:table-cell>
          <table:table-cell table:style-name="ce2" table:formula="of:=[.D39]+[.B40]/[.C40]" office:value-type="float" office:value="9.5" calcext:value-type="float">
            <text:p>9.5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table:formula="of:=1/4" office:value-type="float" office:value="0.25" calcext:value-type="float">
            <text:p>0.2500</text:p>
          </table:table-cell>
          <table:table-cell table:style-name="ce4" office:value-type="float" office:value="1" calcext:value-type="float">
            <text:p>1.0000</text:p>
          </table:table-cell>
          <table:table-cell table:style-name="ce2" table:formula="of:=[.D40]+[.B41]/[.C41]" office:value-type="float" office:value="9.75" calcext:value-type="float">
            <text:p>9.75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table:formula="of:=1/4" office:value-type="float" office:value="0.25" calcext:value-type="float">
            <text:p>0.2500</text:p>
          </table:table-cell>
          <table:table-cell table:style-name="ce4" office:value-type="float" office:value="1" calcext:value-type="float">
            <text:p>1.0000</text:p>
          </table:table-cell>
          <table:table-cell table:style-name="ce2" table:formula="of:=[.D41]+[.B42]/[.C42]" office:value-type="float" office:value="10" calcext:value-type="float">
            <text:p>10</text:p>
          </table:table-cell>
          <table:table-cell table:style-name="ce2"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00</text:p>
          </table:table-cell>
          <table:table-cell office:value-type="float" office:value="1" calcext:value-type="float">
            <text:p>1.0000</text:p>
          </table:table-cell>
          <table:table-cell table:formula="of:=[.D42]+[.B43]/[.C43]" office:value-type="float" office:value="10.25" calcext:value-type="float">
            <text:p>10.2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/16" office:value-type="float" office:value="0.1875" calcext:value-type="float">
            <text:p>0.1875</text:p>
          </table:table-cell>
          <table:table-cell office:value-type="float" office:value="1" calcext:value-type="float">
            <text:p>1.0000</text:p>
          </table:table-cell>
          <table:table-cell table:formula="of:=[.D43]+[.B44]/[.C44]" office:value-type="float" office:value="10.4375" calcext:value-type="float">
            <text:p>10.437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" calcext:value-type="float">
            <text:p>1.0000</text:p>
          </table:table-cell>
          <table:table-cell table:formula="of:=[.D44]+[.B45]/[.C45]" office:value-type="float" office:value="10.5" calcext:value-type="float">
            <text:p>10.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/8" office:value-type="float" office:value="0.375" calcext:value-type="float">
            <text:p>0.3750</text:p>
          </table:table-cell>
          <table:table-cell office:value-type="float" office:value="1" calcext:value-type="float">
            <text:p>1.0000</text:p>
          </table:table-cell>
          <table:table-cell table:formula="of:=[.D45]+[.B46]/[.C46]" office:value-type="float" office:value="10.875" calcext:value-type="float">
            <text:p>10.87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8" office:value-type="float" office:value="0.125" calcext:value-type="float">
            <text:p>0.1250</text:p>
          </table:table-cell>
          <table:table-cell office:value-type="float" office:value="1" calcext:value-type="float">
            <text:p>1.0000</text:p>
          </table:table-cell>
          <table:table-cell table:formula="of:=[.D46]+[.B47]/[.C47]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formula="of:=1/8" office:value-type="float" office:value="0.125" calcext:value-type="float">
            <text:p>0.1250</text:p>
          </table:table-cell>
          <table:table-cell office:value-type="float" office:value="1" calcext:value-type="float">
            <text:p>1.0000</text:p>
          </table:table-cell>
          <table:table-cell table:formula="of:=[.D47]+[.B48]/[.C48]" office:value-type="float" office:value="11.125" calcext:value-type="float">
            <text:p>11.125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3/8" office:value-type="float" office:value="0.375" calcext:value-type="float">
            <text:p>0.3750</text:p>
          </table:table-cell>
          <table:table-cell office:value-type="float" office:value="1" calcext:value-type="float">
            <text:p>1.0000</text:p>
          </table:table-cell>
          <table:table-cell table:formula="of:=[.D48]+[.B49]/[.C49]" office:value-type="float" office:value="11.5" calcext:value-type="float">
            <text:p>11.5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formula="of:=1/2" office:value-type="float" office:value="0.5" calcext:value-type="float">
            <text:p>0.5000</text:p>
          </table:table-cell>
          <table:table-cell office:value-type="float" office:value="1" calcext:value-type="float">
            <text:p>1.0000</text:p>
          </table:table-cell>
          <table:table-cell table:formula="of:=[.D49]+[.B50]/[.C50]" office:value-type="float" office:value="12" calcext:value-type="float">
            <text:p>12</text:p>
          </table:table-cell>
          <table:table-cell table:style-name="ce2"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00</text:p>
          </table:table-cell>
          <table:table-cell office:value-type="float" office:value="1" calcext:value-type="float">
            <text:p>1.0000</text:p>
          </table:table-cell>
          <table:table-cell table:formula="of:=[.D50]+[.B51]/[.C51]" office:value-type="float" office:value="12.25" calcext:value-type="float">
            <text:p>12.2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/16" office:value-type="float" office:value="0.1875" calcext:value-type="float">
            <text:p>0.1875</text:p>
          </table:table-cell>
          <table:table-cell office:value-type="float" office:value="1" calcext:value-type="float">
            <text:p>1.0000</text:p>
          </table:table-cell>
          <table:table-cell table:formula="of:=[.D51]+[.B52]/[.C52]" office:value-type="float" office:value="12.4375" calcext:value-type="float">
            <text:p>12.437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" calcext:value-type="float">
            <text:p>1.0000</text:p>
          </table:table-cell>
          <table:table-cell table:formula="of:=[.D52]+[.B53]/[.C53]"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00</text:p>
          </table:table-cell>
          <table:table-cell office:value-type="float" office:value="1" calcext:value-type="float">
            <text:p>1.0000</text:p>
          </table:table-cell>
          <table:table-cell table:formula="of:=[.D53]+[.B54]/[.C54]" office:value-type="float" office:value="12.75" calcext:value-type="float">
            <text:p>12.7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00</text:p>
          </table:table-cell>
          <table:table-cell office:value-type="float" office:value="1" calcext:value-type="float">
            <text:p>1.0000</text:p>
          </table:table-cell>
          <table:table-cell table:formula="of:=[.D54]+[.B55]/[.C55]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formula="of:=1/8" office:value-type="float" office:value="0.125" calcext:value-type="float">
            <text:p>0.1250</text:p>
          </table:table-cell>
          <table:table-cell office:value-type="float" office:value="1" calcext:value-type="float">
            <text:p>1.0000</text:p>
          </table:table-cell>
          <table:table-cell table:formula="of:=[.D55]+[.B56]/[.C56]" office:value-type="float" office:value="13.125" calcext:value-type="float">
            <text:p>13.125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formula="of:=3/8" office:value-type="float" office:value="0.375" calcext:value-type="float">
            <text:p>0.3750</text:p>
          </table:table-cell>
          <table:table-cell office:value-type="float" office:value="1" calcext:value-type="float">
            <text:p>1.0000</text:p>
          </table:table-cell>
          <table:table-cell table:formula="of:=[.D56]+[.B57]/[.C57]" office:value-type="float" office:value="13.5" calcext:value-type="float">
            <text:p>13.5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0.25" calcext:value-type="float">
            <text:p>0.2500</text:p>
          </table:table-cell>
          <table:table-cell office:value-type="float" office:value="1" calcext:value-type="float">
            <text:p>1.0000</text:p>
          </table:table-cell>
          <table:table-cell table:formula="of:=[.D57]+[.B58]/[.C58]" office:value-type="float" office:value="13.75" calcext:value-type="float">
            <text:p>13.75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0.25" calcext:value-type="float">
            <text:p>0.2500</text:p>
          </table:table-cell>
          <table:table-cell office:value-type="float" office:value="1" calcext:value-type="float">
            <text:p>1.0000</text:p>
          </table:table-cell>
          <table:table-cell table:formula="of:=[.D58]+[.B59]/[.C59]" office:value-type="float" office:value="14" calcext:value-type="float">
            <text:p>14</text:p>
          </table:table-cell>
          <table:table-cell table:style-name="ce2"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00</text:p>
          </table:table-cell>
          <table:table-cell office:value-type="float" office:value="1" calcext:value-type="float">
            <text:p>1.0000</text:p>
          </table:table-cell>
          <table:table-cell table:formula="of:=[.D59]+[.B60]/[.C60]" office:value-type="float" office:value="14.25" calcext:value-type="float">
            <text:p>14.2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/16" office:value-type="float" office:value="0.1875" calcext:value-type="float">
            <text:p>0.1875</text:p>
          </table:table-cell>
          <table:table-cell office:value-type="float" office:value="1" calcext:value-type="float">
            <text:p>1.0000</text:p>
          </table:table-cell>
          <table:table-cell table:formula="of:=[.D60]+[.B61]/[.C61]" office:value-type="float" office:value="14.4375" calcext:value-type="float">
            <text:p>14.437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" calcext:value-type="float">
            <text:p>1.0000</text:p>
          </table:table-cell>
          <table:table-cell table:formula="of:=[.D61]+[.B62]/[.C62]" office:value-type="float" office:value="14.5" calcext:value-type="float">
            <text:p>14.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/8" office:value-type="float" office:value="0.375" calcext:value-type="float">
            <text:p>0.3750</text:p>
          </table:table-cell>
          <table:table-cell office:value-type="float" office:value="1" calcext:value-type="float">
            <text:p>1.0000</text:p>
          </table:table-cell>
          <table:table-cell table:formula="of:=[.D62]+[.B63]/[.C63]" office:value-type="float" office:value="14.875" calcext:value-type="float">
            <text:p>14.87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5" calcext:value-type="float">
            <text:p>0.1250</text:p>
          </table:table-cell>
          <table:table-cell office:value-type="float" office:value="1" calcext:value-type="float">
            <text:p>1.0000</text:p>
          </table:table-cell>
          <table:table-cell table:formula="of:=[.D63]+[.B64]/[.C64]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formula="of:=1/8" office:value-type="float" office:value="0.125" calcext:value-type="float">
            <text:p>0.1250</text:p>
          </table:table-cell>
          <table:table-cell office:value-type="float" office:value="1" calcext:value-type="float">
            <text:p>1.0000</text:p>
          </table:table-cell>
          <table:table-cell table:formula="of:=[.D64]+[.B65]/[.C65]" office:value-type="float" office:value="15.125" calcext:value-type="float">
            <text:p>15.125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3/8" office:value-type="float" office:value="0.375" calcext:value-type="float">
            <text:p>0.3750</text:p>
          </table:table-cell>
          <table:table-cell office:value-type="float" office:value="1" calcext:value-type="float">
            <text:p>1.0000</text:p>
          </table:table-cell>
          <table:table-cell table:formula="of:=[.D65]+[.B66]/[.C66]" office:value-type="float" office:value="15.5" calcext:value-type="float">
            <text:p>15.5</text:p>
          </table:table-cell>
          <table:table-cell table:style-name="ce2"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0.5" calcext:value-type="float">
            <text:p>0.5000</text:p>
          </table:table-cell>
          <table:table-cell office:value-type="float" office:value="1" calcext:value-type="float">
            <text:p>1.0000</text:p>
          </table:table-cell>
          <table:table-cell table:formula="of:=[.D66]+[.B67]/[.C67]" office:value-type="float" office:value="16" calcext:value-type="float">
            <text:p>16</text:p>
          </table:table-cell>
          <table:table-cell table:style-name="ce2"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0:06:24.824749722</meta:creation-date>
    <dc:date>2019-08-21T16:52:58.134250002</dc:date>
    <meta:editing-duration>PT6H46M28S</meta:editing-duration>
    <meta:editing-cycles>10</meta:editing-cycles>
    <meta:generator>LibreOffice/6.0.7.3$Linux_X86_64 LibreOffice_project/00m0$Build-3</meta:generator>
    <meta:document-statistic meta:table-count="1" meta:cell-count="261" meta:object-count="0"/>
  </office:meta>
</office:document-meta>
</file>